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 1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text:s/></text:p>
          </table:table-cell>
          <table:table-cell office:value-type="float" office:value="-252" table:style-name="ce1">
            <text:p>-252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float" office:value="13.3" table:style-name="ce1">
            <text:p>13.3</text:p>
          </table:table-cell>
          <table:table-cell office:value-type="float" office:value="3.556" table:style-name="ce1">
            <text:p>3.55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ness</text:p>
          </table:table-cell>
          <table:table-cell office:value-type="float" office:value="-198.3" table:style-name="ce1">
            <text:p>-198.3</text:p>
          </table:table-cell>
          <table:table-cell office:value-type="float" office:value="1572.92" table:style-name="ce1">
            <text:p>1572.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ortihm Total</text:p>
          </table:table-cell>
          <table:table-cell table:style-name="ce1"/>
          <table:table-cell office:value-type="float" office:value="2846.4760000000001" table:formula="of:=SUM([.D3:.D5])" table:style-name="ce1">
            <text:p>2846.47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 2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text:s/></text:p>
          </table:table-cell>
          <table:table-cell office:value-type="float" office:value="-212" table:style-name="ce1">
            <text:p>-212</text:p>
          </table:table-cell>
          <table:table-cell office:value-type="float" office:value="898.88" table:style-name="ce1">
            <text:p>898.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float" office:value="24.76" table:style-name="ce1">
            <text:p>24.76</text:p>
          </table:table-cell>
          <table:table-cell office:value-type="float" office:value="12.26" table:style-name="ce1">
            <text:p>12.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ness</text:p>
          </table:table-cell>
          <table:table-cell office:value-type="float" office:value="320.67" table:style-name="ce1">
            <text:p>320.67</text:p>
          </table:table-cell>
          <table:table-cell office:value-type="float" office:value="4113.16" table:style-name="ce1">
            <text:p>4113.1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ortihm Total</text:p>
          </table:table-cell>
          <table:table-cell table:style-name="ce1"/>
          <table:table-cell office:value-type="float" office:value="5024.3" table:formula="of:=SUM([.D9:.D11])" table:style-name="ce1">
            <text:p>5024.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 3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text:s/></text:p>
          </table:table-cell>
          <table:table-cell office:value-type="float" office:value="-200" table:style-name="ce1">
            <text:p>-200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float" office:value="333.3" table:style-name="ce1">
            <text:p>333.3</text:p>
          </table:table-cell>
          <table:table-cell office:value-type="float" office:value="2222.1999999999998" table:style-name="ce1">
            <text:p>2222.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ness</text:p>
          </table:table-cell>
          <table:table-cell office:value-type="float" office:value="40.4" table:style-name="ce1">
            <text:p>40.4</text:p>
          </table:table-cell>
          <table:table-cell office:value-type="float" office:value="65.3" table:style-name="ce1">
            <text:p>65.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ortihm Total</text:p>
          </table:table-cell>
          <table:table-cell table:style-name="ce1"/>
          <table:table-cell office:value-type="float" office:value="3887.5" table:formula="of:=SUM([.D15:.D17])" table:style-name="ce1">
            <text:p>3887.5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am</meta:initial-creator>
    <dc:creator>admin</dc:creator>
    <meta:creation-date>2018-04-11T07:36:11Z</meta:creation-date>
    <dc:date>2018-04-11T14:14:06Z</dc:date>
  </office:meta>
</office:document-meta>
</file>